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6pt"/>
    </style:style>
    <style:style style:name="co3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nlimitedThread" table:style-name="ta1">
        <table:table-column table:style-name="co1" table:number-columns-repeated="5" table:default-cell-style-name="Default"/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500])" office:value-type="float" office:value="334.316" calcext:value-type="float">
            <text:p>334.31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sd</text:p>
          </table:table-cell>
          <table:table-cell table:formula="of:=STDEV([.A1:.A500])" office:value-type="float" office:value="16.8418359711094" calcext:value-type="float">
            <text:p>16.84183597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</table:table>
      <table:table table:name="threadPool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ponse Time</text:p>
          </table:table-cell>
          <table:table-cell office:value-type="string" calcext:value-type="string">
            <text:p>Average</text:p>
          </table:table-cell>
          <table:table-cell table:formula="of:=AVERAGE([.A2:.A501])" office:value-type="float" office:value="172.502" calcext:value-type="float">
            <text:p>172.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dev.</text:p>
          </table:table-cell>
          <table:table-cell table:formula="of:=STDEV([.A2:.A501])" office:value-type="float" office:value="112.204195817796" calcext:value-type="float">
            <text:p>112.2041958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</table:table>
      <table:table table:name="threadPool_5min" table:style-name="ta1">
        <table:shapes>
          <draw:frame draw:z-index="0" draw:style-name="gr1" draw:text-style-name="P1" svg:width="453.51pt" svg:height="255.09pt" svg:x="146.92pt" svg:y="48.47pt">
            <loext:p draw:notify-on-update-of-ranges="threadPool_5min.A1:threadPool_5min.A1 threadPool_5min.A2:threadPool_5min.A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ponse Time</text:p>
          </table:table-cell>
          <table:table-cell office:value-type="string" calcext:value-type="string">
            <text:p>avg</text:p>
          </table:table-cell>
          <table:table-cell table:formula="of:=AVERAGE([.A2:.A372])" office:value-type="float" office:value="174.830188679245" calcext:value-type="float">
            <text:p>174.8301886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</table:table-row>
      </table:table>
      <table:table table:name="5min_unbound" table:style-name="ta1">
        <table:shapes>
          <draw:frame draw:z-index="0" draw:style-name="gr1" draw:text-style-name="P1" svg:width="453.51pt" svg:height="255.09pt" svg:x="140.8pt" svg:y="53.43pt">
            <loext:p draw:notify-on-update-of-ranges="5min_unbound.A1:5min_unbound.A1 5min_unbound.A2:5min_unbound.A5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ponse time</text:p>
          </table:table-cell>
          <table:table-cell office:value-type="string" calcext:value-type="string">
            <text:p>Avg.</text:p>
          </table:table-cell>
          <table:table-cell table:formula="of:=AVERAGE([.A2:.A508])" office:value-type="float" office:value="757.5483234714" calcext:value-type="float">
            <text:p>757.54832347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0:11:17.727592884</meta:creation-date>
    <dc:date>2017-09-14T21:46:35.131685013</dc:date>
    <meta:editing-duration>PT1H25M4S</meta:editing-duration>
    <meta:editing-cycles>6</meta:editing-cycles>
    <meta:generator>LibreOffice/5.1.6.2$Linux_X86_64 LibreOffice_project/10m0$Build-2</meta:generator>
    <meta:document-statistic meta:table-count="4" meta:cell-count="20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4cm" svg:y="4.201cm" style:legend-expansion="high" chart:style-name="ch2"/>
        <chart:plot-area chart:style-name="ch3" table:cell-range-address="5min_unbound.A1:5min_unbound.A508" chart:data-source-has-labels="row" svg:x="0.32cm" svg:y="0.18cm" svg:width="11.714cm" svg:height="8.64cm">
          <chartooo:coordinate-region svg:x="1.127cm" svg:y="0.301cm" svg:width="10.60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min_unbound.A2:5min_unbound.A508" chart:label-cell-address="5min_unbound.A1:5min_unbound.A1" chart:class="chart:line">
            <chart:data-point chart:repeated="5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draw:g>
                  <svg:desc>5min_unbound.A1:5min_unbound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5min_unbound.A2:5min_unbound.A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87">
                <text:p>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4.201cm" style:legend-expansion="high" chart:style-name="ch2"/>
        <chart:plot-area chart:style-name="ch3" table:cell-range-address="threadPool_5min.A1:threadPool_5min.A501" chart:data-source-has-labels="row" svg:x="0.32cm" svg:y="0.18cm" svg:width="11.661cm" svg:height="8.64cm">
          <chartooo:coordinate-region svg:x="1.127cm" svg:y="0.301cm" svg:width="10.82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eadPool_5min.A2:threadPool_5min.A501" chart:label-cell-address="threadPool_5min.A1:threadPool_5min.A1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draw:g>
                  <svg:desc>threadPool_5min.A1:threadPool_5m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hreadPool_5min.A2:threadPool_5min.A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7">
                <text:p>5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